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padding="0.049cm" fo:border="0.06pt solid #d9d9e3"/>
    </style:style>
    <style:style style:name="P2" style:family="paragraph" style:parent-style-name="Text_20_body" style:list-style-name="L1">
      <style:paragraph-properties fo:padding="0.049cm" fo:border="0.06pt solid #d9d9e3"/>
      <style:text-properties officeooo:paragraph-rsid="00141a40"/>
    </style:style>
    <style:style style:name="P3" style:family="paragraph" style:parent-style-name="Text_20_body" style:list-style-name="L1">
      <style:paragraph-properties fo:padding="0.049cm" fo:border="0.06pt solid #d9d9e3"/>
      <style:text-properties officeooo:paragraph-rsid="0024460b"/>
    </style:style>
    <style:style style:name="P4" style:family="paragraph" style:parent-style-name="Text_20_body" style:list-style-name="L1">
      <style:paragraph-properties fo:padding="0.049cm" fo:border="0.06pt solid #d9d9e3"/>
    </style:style>
    <style:style style:name="P5" style:family="paragraph" style:parent-style-name="Text_20_body" style:list-style-name="L1">
      <style:paragraph-properties fo:padding="0.049cm" fo:border="0.06pt solid #d9d9e3"/>
      <style:text-properties officeooo:rsid="0024460b" officeooo:paragraph-rsid="0024460b"/>
    </style:style>
    <style:style style:name="P6" style:family="paragraph" style:parent-style-name="Text_20_body" style:list-style-name="L5">
      <style:paragraph-properties fo:padding="0.049cm" fo:border="0.06pt solid #d9d9e3"/>
      <style:text-properties officeooo:rsid="0024460b" officeooo:paragraph-rsid="0024460b"/>
    </style:style>
    <style:style style:name="P7" style:family="paragraph" style:parent-style-name="Text_20_body" style:list-style-name="L2">
      <style:paragraph-properties fo:margin-top="0cm" fo:margin-bottom="0cm" style:contextual-spacing="false" fo:padding="0.049cm" fo:border="0.06pt solid #d9d9e3"/>
      <style:text-properties officeooo:paragraph-rsid="0024460b"/>
    </style:style>
    <style:style style:name="P8" style:family="paragraph" style:parent-style-name="Text_20_body" style:list-style-name="L2">
      <style:paragraph-properties fo:padding="0.049cm" fo:border="0.06pt solid #d9d9e3"/>
      <style:text-properties officeooo:paragraph-rsid="0024460b"/>
    </style:style>
    <style:style style:name="P9" style:family="paragraph" style:parent-style-name="Text_20_body" style:list-style-name="L2">
      <style:paragraph-properties fo:margin-top="0cm" fo:margin-bottom="0cm" style:contextual-spacing="false" fo:padding="0.049cm" fo:border="0.06pt solid #d9d9e3"/>
      <style:text-properties officeooo:paragraph-rsid="001a7c36"/>
    </style:style>
    <style:style style:name="P10" style:family="paragraph" style:parent-style-name="Text_20_body" style:list-style-name="L2">
      <style:paragraph-properties fo:padding="0.049cm" fo:border="0.06pt solid #d9d9e3"/>
      <style:text-properties officeooo:paragraph-rsid="001fbbec"/>
    </style:style>
    <style:style style:name="P11" style:family="paragraph" style:parent-style-name="Text_20_body" style:list-style-name="L2">
      <style:paragraph-properties fo:padding="0.049cm" fo:border="0.06pt solid #d9d9e3"/>
      <style:text-properties officeooo:paragraph-rsid="0026d384"/>
    </style:style>
    <style:style style:name="P12" style:family="paragraph" style:parent-style-name="Text_20_body" style:list-style-name="L2">
      <style:paragraph-properties fo:margin-top="0cm" fo:margin-bottom="0cm" style:contextual-spacing="false" fo:padding="0.049cm" fo:border="0.06pt solid #d9d9e3"/>
      <style:text-properties officeooo:rsid="0026d384" officeooo:paragraph-rsid="0026d384"/>
    </style:style>
    <style:style style:name="P13" style:family="paragraph" style:parent-style-name="Text_20_body" style:list-style-name="L3">
      <style:paragraph-properties fo:margin-top="0cm" fo:margin-bottom="0cm" style:contextual-spacing="false" fo:padding="0.049cm" fo:border="0.06pt solid #d9d9e3"/>
      <style:text-properties officeooo:rsid="0019cf5b" officeooo:paragraph-rsid="0019cf5b"/>
    </style:style>
    <style:style style:name="P14" style:family="paragraph" style:parent-style-name="Text_20_body" style:list-style-name="L2">
      <style:paragraph-properties fo:margin-top="0cm" fo:margin-bottom="0cm" style:contextual-spacing="false" fo:padding="0.049cm" fo:border="0.06pt solid #d9d9e3"/>
      <style:text-properties officeooo:rsid="0019cf5b" officeooo:paragraph-rsid="0024460b"/>
    </style:style>
    <style:style style:name="P15" style:family="paragraph" style:parent-style-name="Text_20_body" style:list-style-name="L2">
      <style:paragraph-properties fo:margin-top="0cm" fo:margin-bottom="0cm" style:contextual-spacing="false" fo:padding="0.049cm" fo:border="0.06pt solid #d9d9e3"/>
      <style:text-properties officeooo:rsid="001a7c36" officeooo:paragraph-rsid="0024460b"/>
    </style:style>
    <style:style style:name="P16" style:family="paragraph" style:parent-style-name="Text_20_body" style:list-style-name="L4">
      <style:paragraph-properties fo:padding="0.049cm" fo:border="0.06pt solid #d9d9e3"/>
      <style:text-properties officeooo:paragraph-rsid="0024460b"/>
    </style:style>
    <style:style style:name="P17" style:family="paragraph" style:parent-style-name="Text_20_body" style:list-style-name="L5">
      <style:paragraph-properties fo:padding="0.049cm" fo:border="0.06pt solid #d9d9e3"/>
      <style:text-properties officeooo:paragraph-rsid="0024e111"/>
    </style:style>
    <style:style style:name="P18" style:family="paragraph" style:parent-style-name="Text_20_body" style:list-style-name="L5">
      <style:paragraph-properties fo:padding="0.049cm" fo:border="0.06pt solid #d9d9e3"/>
      <style:text-properties officeooo:paragraph-rsid="0026d384"/>
    </style:style>
    <style:style style:name="P19" style:family="paragraph" style:parent-style-name="Text_20_body" style:list-style-name="L5">
      <style:paragraph-properties fo:padding="0.049cm" fo:border="0.06pt solid #d9d9e3"/>
      <style:text-properties officeooo:paragraph-rsid="0024460b"/>
    </style:style>
    <style:style style:name="P20" style:family="paragraph" style:parent-style-name="Text_20_body" style:list-style-name="L5">
      <style:paragraph-properties fo:padding="0.049cm" fo:border="0.06pt solid #d9d9e3"/>
      <style:text-properties officeooo:rsid="0024e111" officeooo:paragraph-rsid="0024e111"/>
    </style:style>
    <style:style style:name="P21" style:family="paragraph" style:parent-style-name="Text_20_body" style:list-style-name="L5">
      <style:paragraph-properties fo:padding="0.049cm" fo:border="0.06pt solid #d9d9e3"/>
      <style:text-properties officeooo:rsid="0024e111" officeooo:paragraph-rsid="0026d384"/>
    </style:style>
    <style:style style:name="T1" style:family="text">
      <style:text-properties officeooo:rsid="001500ca"/>
    </style:style>
    <style:style style:name="T2" style:family="text">
      <style:text-properties officeooo:rsid="0019cf5b"/>
    </style:style>
    <style:style style:name="T3" style:family="text">
      <style:text-properties officeooo:rsid="001dcd80"/>
    </style:style>
    <style:style style:name="T4" style:family="text">
      <style:text-properties officeooo:rsid="001fbbec"/>
    </style:style>
    <style:style style:name="T5" style:family="text">
      <style:text-properties officeooo:rsid="00232311"/>
    </style:style>
    <style:style style:name="T6" style:family="text">
      <style:text-properties officeooo:rsid="0024e111"/>
    </style:style>
    <style:style style:name="T7" style:family="text">
      <style:text-properties officeooo:rsid="0026d38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PROJET POKEMON ARENA - Cahier des charges</text:p>
      <text:list text:style-name="L1">
        <text:list-item>
          <text:p text:style-name="P5">Introduction</text:p>
          <text:p text:style-name="P2">Le projet consiste en la création d'une plateforme de jeu en ligne, où les joueurs peuvent créer leur propre équipe de six Pokémon, les faire gagner en expérience, et les faire combattre dans des tournois et des combats tour par tour. Les joueurs peuvent acheter des Pokémons supplémentaires à l'aide d'une monnaie virtuelle disponible dans un magasin en ligne. Les gains d'argent sont obtenus uniquement en remportant des victoires dans l'arène.</text:p>
        </text:list-item>
        <text:list-item>
          <text:p text:style-name="P3">Description du projet </text:p>
          <text:list>
            <text:list-item>
              <text:p text:style-name="P4"><text:span text:style-name="T7">Principales</text:span> fonctionnalités</text:p>
            </text:list-item>
          </text:list>
        </text:list-item>
      </text:list>
      <text:list xml:id="list1008117329" text:style-name="L2">
        <text:list-item>
          <text:list>
            <text:list-item>
              <text:list>
                <text:list-item>
                  <text:list>
                    <text:list-item>
                      <text:p text:style-name="P7">Combat </text:p>
                      <text:p text:style-name="P12">Le projet comporte des combats qui sont la base de l’application.</text:p>
                      <text:p text:style-name="P7"><text:span text:style-name="T3">Les combats se font </text:span><text:span text:style-name="T7">en</text:span><text:span text:style-name="T3"> mode 2 joueur ou dans l’arène contre des ordinateurs.</text:span></text:p>
                      <text:p text:style-name="P7">Les combats sont <text:span text:style-name="T7">en</text:span> tour par tour, et le joueur peut choisir les actions de <text:span text:style-name="T1">ses</text:span> Pokémon<text:span text:style-name="T1">s</text:span> à chaque tour (attaquer, <text:span text:style-name="T7">changer</text:span> <text:span text:style-name="T7">de pokémon et se soigner</text:span>).</text:p>
                    </text:list-item>
                  </text:list>
                </text:list-item>
              </text:list>
            </text:list-item>
          </text:list>
        </text:list-item>
      </text:list>
      <text:list text:style-name="L3">
        <text:list-item>
          <text:list>
            <text:list-item>
              <text:list>
                <text:list-item>
                  <text:list>
                    <text:list-header>
                      <text:p text:style-name="P13">si un pokémon meurt le joueur doit en choisir un autre de son équipe et s’il n’en a plu il perd le combat.</text:p>
                      <text:p text:style-name="P13">après le combat les pokémons sont tous guéris automatiquement.<text:line-break/>Les mêmes règles s’appliquent à l’ordinateur qui aura son action <text:span text:style-name="T5">et son équipe</text:span> choisi aléatoirement </text:p>
                      <text:p text:style-name="P13"/>
                    </text:list-header>
                  </text:list>
                </text:list-item>
              </text:list>
            </text:list-item>
          </text:list>
        </text:list-item>
      </text:list>
      <text:list xml:id="list2432076249953" text:continue-list="list1008117329" text:style-name="L2">
        <text:list-item>
          <text:list>
            <text:list-item>
              <text:list>
                <text:list-item>
                  <text:list>
                    <text:list-item>
                      <text:p text:style-name="P7">Mode 2 joueurs </text:p>
                      <text:p text:style-name="P7"><text:span text:style-name="T2">2</text:span> joueurs peuvent jouer ensemble <text:span text:style-name="T7">en local</text:span>, avec tous les Pokémon<text:span text:style-name="T2">s</text:span> disponibles.</text:p>
                      <text:p text:style-name="P14">Il n’y a aucune récompense possible.</text:p>
                      <text:p text:style-name="P14">Les pokémons sont directement niveau maximum et n’évoluent pas ne gagnent pas d’expérience ni aucun autre changements</text:p>
                      <text:p text:style-name="P15">Les règles de combat sont les mêmes</text:p>
                      <text:p text:style-name="P7"/>
                    </text:list-item>
                    <text:list-item>
                      <text:p text:style-name="P7">magasin <text:span text:style-name="T7">de pokémons</text:span> </text:p>
                      <text:p text:style-name="P7">Les joueurs peuvent acheter des Pokémons supplémentaires et d'autres objets dans le magasin en utilisant la monnaie virtuelle disponible. Les gains d'argent sont obtenus uniquement en remportant des victoires dans l'arène <text:span text:style-name="T3">contre les ordinateurs</text:span>.<text:line-break/><text:line-break/><text:span text:style-name="T5">Le magasin se renouvelle aléatoirement après un certain temps et le niveau des Pokémons achetables varie selon le niveau moyen des 5 meilleurs Pokémons du joueur.<text:line-break/>Les <text:s/>Pokémons déjà évolué et Pokémons légendaire achetable sont plus cher que les <text:s/>Pokémons basiques</text:span></text:p>
                      <text:p text:style-name="P7"/>
                    </text:list-item>
                    <text:list-item>
                      <text:p text:style-name="P9"><text:span text:style-name="T7">l’Equipe</text:span> </text:p>
                      <text:p text:style-name="P9">Le joueur peut constituer <text:span text:style-name="T1">son</text:span> équipe de <text:span text:style-name="T1">6</text:span> Pokémon<text:span text:style-name="T1">s</text:span>, les faire évoluer en les faisant combattre et gagner de l'expérience <text:span text:style-name="T4">dans l’arène</text:span>.</text:p>
                      <text:p text:style-name="P9"/>
                    </text:list-item>
                    <text:list-item>
                      <text:p text:style-name="P10"><text:soft-page-break/>Amélioration des Pokémons</text:p>
                      <text:p text:style-name="P8">Les joueurs peuvent faire gagner de l'expérience à leurs Pokémon en les faisant combattre, et les faire évoluer en atteignant certains niveaux.</text:p>
                    </text:list-item>
                  </text:list>
                </text:list-item>
                <text:list-item>
                  <text:p text:style-name="P11">Technologies envisagées </text:p>
                  <text:p text:style-name="P11">Le projet sera développé en utilisant les technologies suivantes :</text:p>
                </text:list-item>
              </text:list>
            </text:list-item>
          </text:list>
        </text:list-item>
      </text:list>
      <text:list text:style-name="L4">
        <text:list-item>
          <text:list>
            <text:list-item>
              <text:list>
                <text:list-item>
                  <text:list>
                    <text:list-item>
                      <text:list>
                        <text:list-item>
                          <text:list>
                            <text:list-item>
                              <text:p text:style-name="P16">API Node.js Express : Pour créer un serveur côté backend pour l'application.</text:p>
                            </text:list-item>
                            <text:list-item>
                              <text:p text:style-name="P16">Angular : Pour le développement de l'interface utilisateur côté frontend.</text:p>
                            </text:list-item>
                            <text:list-item>
                              <text:p text:style-name="P16">Base de données SQL : Pour stocker les données des joueurs, des Pokémons, des objets, etc</text:p>
                            </text:list-item>
                          </text:list>
                        </text:list-item>
                      </text:list>
                    </text:list-item>
                  </text:list>
                </text:list-item>
              </text:list>
            </text:list-item>
          </text:list>
        </text:list-item>
      </text:list>
      <text:list text:style-name="L5">
        <text:list-item>
          <text:p text:style-name="P6">Objectifs</text:p>
          <text:list>
            <text:list-item>
              <text:p text:style-name="P20"><text:s/>Connexion</text:p>
              <text:p text:style-name="P20">- Permettre à l’utilisateur de se créer et se connecter à un compte pour accéder à l’application. </text:p>
            </text:list-item>
            <text:list-item>
              <text:p text:style-name="P20">Combat</text:p>
              <text:p text:style-name="P20"><text:s text:c="2"/>- Permettre aux joueurs de s'affronter dans des combats en mode 2 joueurs ou contre des ordinateurs.</text:p>
              <text:p text:style-name="P20"><text:s/>- Offrir une expérience de combat tour par tour où le joueur peux choisir les actions de ses Pokémons à chaque tour.</text:p>
              <text:p text:style-name="P20">- Permettre au joueur d'attaquer, se soigner ou changer de Pokémon pendant le combat.</text:p>
              <text:p text:style-name="P17"><text:span text:style-name="T6">- Gérer la </text:span><text:span text:style-name="T7">victoire</text:span><text:span text:style-name="T6"> d'un joueur lorsque tous </text:span><text:span text:style-name="T7">l</text:span><text:span text:style-name="T6">es Pokémons </text:span><text:span text:style-name="T7">adverses </text:span><text:span text:style-name="T6">sont éliminés </text:span><text:span text:style-name="T7">ou sa défaite si tous ses pokémons sont éliminés</text:span><text:span text:style-name="T6"> et guérir automatiquement les Pokémons </text:span><text:span text:style-name="T7">du joueur</text:span><text:span text:style-name="T6"> après le combat.</text:span></text:p>
              <text:p text:style-name="P20">- Faire en sorte que l'ordinateur ai une équipe aléatoire.</text:p>
            </text:list-item>
            <text:list-item>
              <text:p text:style-name="P20"><text:s/>Mode 2 joueurs</text:p>
              <text:p text:style-name="P20"><text:s/>- Permettre à deux joueurs de jouer ensemble en utilisant tous les Pokémons disponibles.</text:p>
              <text:p text:style-name="P20"><text:s/>- Offrir un mode de jeu sans récompenses où les joueurs peuvent s'affronter directement.</text:p>
              <text:p text:style-name="P20"><text:s/>- Mettre les Pokémons au niveau maximum.</text:p>
              <text:p text:style-name="P17"/>
            </text:list-item>
            <text:list-item>
              <text:p text:style-name="P20"><text:s/>Gestion de l'argent du jeu et du magasin :</text:p>
              <text:p text:style-name="P20"><text:s/>- Permettre aux joueurs d'acheter des Pokémons supplémentaires et d'autres objets en utilisant la monnaie virtuelle du jeu.</text:p>
              <text:p text:style-name="P20"><text:soft-page-break/><text:s/>- Récompenser les joueurs avec de l'argent virtuel uniquement lorsqu'ils remportent des victoires contre les ordinateurs dans l'arène.</text:p>
              <text:p text:style-name="P20"><text:s/>- Renouveler le contenu du magasin de manière aléatoire à intervalles réguliers.</text:p>
              <text:p text:style-name="P20"><text:s/>- Faire varier les niveaux des Pokémons disponibles à l'achat en fonction du niveau moyen des 5 meilleurs Pokémons du joueur.</text:p>
              <text:p text:style-name="P20"><text:s/>- Fixer des prix plus élevés pour les Pokémons déjà évolués et les Pokémons légendaires.</text:p>
            </text:list-item>
            <text:list-item>
              <text:p text:style-name="P20">Gestion de l'équipe </text:p>
              <text:p text:style-name="P17"><text:span text:style-name="T6">- Permettre au joueur de constituer une équipe de </text:span><text:span text:style-name="T7">1 à</text:span><text:span text:style-name="T6"> 6 Pokémons </text:span><text:span text:style-name="T7">et de la modifier comme il le souhaite</text:span><text:span text:style-name="T6">.</text:span></text:p>
            </text:list-item>
            <text:list-item>
              <text:p text:style-name="P21">Amélioration des Pokémons via l'expérience et l'évolution</text:p>
              <text:p text:style-name="P18"><text:span text:style-name="T6">- Permettre aux Pokémons de gagner de l'expérience et d'évoluer </text:span><text:span text:style-name="T7">à chaque fois qu’un des pokémons de l’utilisateur vain un autre pokémon en arène</text:span><text:span text:style-name="T6">. </text:span></text:p>
              <text:p text:style-name="P20">- Permettre aux Pokémons d'évoluer en atteignant certains niveaux</text:p>
            </text:list-item>
          </text:list>
        </text:list-item>
        <text:list-item>
          <text:p text:style-name="P19"/>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15T20:36:07.496000000</meta:creation-date>
    <dc:date>2023-07-09T00:24:30.320000000</dc:date>
    <meta:editing-duration>PT7H45M2S</meta:editing-duration>
    <meta:editing-cycles>13</meta:editing-cycles>
    <meta:generator>LibreOffice/7.4.1.2$Windows_X86_64 LibreOffice_project/3c58a8f3a960df8bc8fd77b461821e42c061c5f0</meta:generator>
    <meta:document-statistic meta:table-count="0" meta:image-count="0" meta:object-count="0" meta:page-count="3" meta:paragraph-count="52" meta:word-count="735" meta:character-count="4507" meta:non-whitespace-character-count="3813"/>
  </office:meta>
</office:document-meta>
</file>